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 text:c="61"/>MACHINE LEARNING</text:p>
      <text:p text:style-name="Normal">Machine learning is process which machine has modals which computes , analyse and give statistics of data over a given metric to the experience of the user of a machine.</text:p>
      <text:p text:style-name="Normal">Examples of the modals are linear regression, logistic regression, knn, support vector machine etc</text:p>
      <text:p text:style-name="Normal">And the metric are accuracy,<text:s/>log loss<text:s/>etc</text:p>
      <text:p text:style-name="Normal"><text:s text:c="25"/>Machine learning is divide into three types</text:p>
      <text:p text:style-name="P2">Supervised machine learning</text:p>
      <text:p text:style-name="Normal"><text:s text:c="7"/>A machine learns from the data given with the input and output pairs given. Example house price values and<text:s/></text:p>
      <text:p text:style-name="P3">Unsupervised machine learning</text:p>
      <text:p text:style-name="Normal"><text:s text:c="6"/>A machine learns from without predefined targeted values and without a reward .it is mainly used for clustering or segmentation according to the given characteristics</text:p>
      <text:p text:style-name="Normal"><text:s text:c="6"/><text:span text:style-name="T4">Python</text:span><text:s/>Is the language which we used in machine learning because of a lot of related libraries ,ease to use, general purpose language ,gui and web services.</text:p>
      <text:p text:style-name="Normal"><text:s text:c="5"/>Libraries and tools are<text:s/></text:p>
      <text:p text:style-name="Normal">Pandas python: it <text:s/>is a library of data manipulation.</text:p>
      <text:p text:style-name="Normal">Scitkit-learn learn library for classical machine learning algorithms.</text:p>
      <text:p text:style-name="Normal">NumPy is a library for storage and calculation or computation(add,square,divide)</text:p>
      <text:p text:style-name="Normal">SciPy <text:s/>library that contains different modules for optimization, linear algebra, integration and statistics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ssan mohamed</meta:initial-creator>
    <dc:creator>hassan mohamed</dc:creator>
    <meta:creation-date>2019-08-08T18:39:00Z</meta:creation-date>
    <dc:date>2019-08-08T22:16:00Z</dc:date>
    <meta:template xlink:href="Normal.dotm" xlink:type="simple"/>
    <meta:editing-cycles>1</meta:editing-cycles>
    <meta:editing-duration>PT11820S</meta:editing-duration>
    <meta:document-statistic meta:page-count="1" meta:paragraph-count="2" meta:word-count="196" meta:character-count="1312" meta:row-count="9" meta:non-whitespace-character-count="1118"/>
  </office:meta>
</office:document-meta>
</file>